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Times New Roman" officeooo:rsid="00acb2c7" officeooo:paragraph-rsid="00acb2c7" style:font-name-complex="Times New Roman1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</style:style>
    <style:style style:name="P6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-0.9cm" style:auto-text-indent="false" style:page-number="auto" fo:background-color="transparent" style:writing-mode="lr-tb"/>
      <style:text-properties officeooo:paragraph-rsid="00a08f42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a4f4e1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a67f4d"/>
    </style:style>
    <style:style style:name="P9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a67f4d" style:font-name-complex="Times New Roman1"/>
    </style:style>
    <style:style style:name="P10" style:family="paragraph" style:parent-style-name="Standard">
      <style:paragraph-properties fo:margin-left="0cm" fo:margin-top="0cm" fo:margin-bottom="0cm" style:contextual-spacing="false" fo:line-height="100%" fo:text-indent="0cm" style:auto-text-indent="false" fo:break-before="page"/>
      <style:text-properties style:font-name="Times New Roman" officeooo:paragraph-rsid="00ae24a9" style:font-name-complex="Times New Roman1"/>
    </style:style>
    <style:style style:name="P11" style:family="paragraph" style:parent-style-name="Standard">
      <style:paragraph-properties fo:margin-left="0cm" fo:margin-top="0cm" fo:margin-bottom="0cm" style:contextual-spacing="false" fo:line-height="100%" fo:text-indent="0cm" style:auto-text-indent="false"/>
      <style:text-properties style:font-name="Times New Roman" officeooo:paragraph-rsid="00507445" style:font-name-complex="Times New Roman1"/>
    </style:style>
    <style:style style:name="P1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aadf37"/>
    </style:style>
    <style:style style:name="P1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ab459f"/>
    </style:style>
    <style:style style:name="P14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af3afd"/>
    </style:style>
    <style:style style:name="P15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61e79" officeooo:paragraph-rsid="005256c5" style:font-name-complex="Times New Roman1"/>
    </style:style>
    <style:style style:name="P16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256c5" style:font-name-complex="Times New Roman1"/>
    </style:style>
    <style:style style:name="P17" style:family="paragraph" style:parent-style-name="Standard">
      <style:paragraph-properties fo:margin-left="1.251cm" fo:margin-top="0cm" fo:margin-bottom="0cm" style:contextual-spacing="false" fo:line-height="100%" fo:text-indent="-0.25cm" style:auto-text-indent="false"/>
      <style:text-properties officeooo:paragraph-rsid="00b46ece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officeooo:paragraph-rsid="00b46ece"/>
    </style:style>
    <style:style style:name="P19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b46ece"/>
    </style:style>
    <style:style style:name="P20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b7be5" officeooo:paragraph-rsid="00b46ece" style:font-name-complex="Times New Roman1"/>
    </style:style>
    <style:style style:name="P21" style:family="paragraph" style:parent-style-name="Standard">
      <style:paragraph-properties fo:margin-left="0cm" fo:margin-top="0cm" fo:margin-bottom="0cm" style:contextual-spacing="false" fo:line-height="100%" fo:text-indent="0cm" style:auto-text-indent="false" fo:break-before="page"/>
      <style:text-properties style:font-name="Times New Roman" officeooo:paragraph-rsid="0087e6a4" style:font-name-complex="Times New Roman1"/>
    </style:style>
    <style:style style:name="P22" style:family="paragraph" style:parent-style-name="Standard">
      <style:paragraph-properties fo:margin-left="2.501cm" fo:margin-right="-0.002cm" fo:margin-top="0cm" fo:margin-bottom="0cm" style:contextual-spacing="false" fo:line-height="100%"/>
      <style:text-properties officeooo:paragraph-rsid="00c5e53c"/>
    </style:style>
    <style:style style:name="P23" style:family="paragraph" style:parent-style-name="Standard">
      <style:paragraph-properties fo:margin-left="2.501cm" fo:margin-top="0cm" fo:margin-bottom="0cm" style:contextual-spacing="false" fo:line-height="100%" fo:text-indent="-2.501cm" style:auto-text-indent="false"/>
      <style:text-properties officeooo:paragraph-rsid="00c50784"/>
    </style:style>
    <style:style style:name="P24" style:family="paragraph" style:parent-style-name="Standard">
      <style:paragraph-properties fo:margin-left="2.501cm" fo:margin-top="0cm" fo:margin-bottom="0cm" style:contextual-spacing="false" fo:line-height="100%" fo:text-indent="-2.501cm" style:auto-text-indent="false"/>
    </style:style>
    <style:style style:name="P25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3.799cm" style:auto-text-indent="false" style:page-number="auto" fo:background-color="transparent" style:writing-mode="lr-tb"/>
    </style:style>
    <style:style style:name="P26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7cm" style:auto-text-indent="false" style:page-number="auto" fo:background-color="transparent" style:writing-mode="lr-tb"/>
    </style:style>
    <style:style style:name="P27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9cm" style:auto-text-indent="false" style:page-number="auto" fo:background-color="transparent" style:writing-mode="lr-tb"/>
      <style:text-properties officeooo:paragraph-rsid="00cbb58a"/>
    </style:style>
    <style:style style:name="P28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style:font-name-complex="Times New Roman1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officeooo:paragraph-rsid="007f924e"/>
    </style:style>
    <style:style style:name="P30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officeooo:rsid="00ad73e0"/>
    </style:style>
    <style:style style:name="T3" style:family="text">
      <style:text-properties style:font-name="Times New Roman" officeooo:rsid="009cb95d" style:font-name-complex="Times New Roman1"/>
    </style:style>
    <style:style style:name="T4" style:family="text">
      <style:text-properties officeooo:rsid="009cb95d"/>
    </style:style>
    <style:style style:name="T5" style:family="text">
      <style:text-properties style:font-name="Times New Roman" officeooo:rsid="00a07a1e" style:font-name-complex="Times New Roman1"/>
    </style:style>
    <style:style style:name="T6" style:family="text">
      <style:text-properties style:font-name="Times New Roman" officeooo:rsid="00a08f42" style:font-name-complex="Times New Roman1"/>
    </style:style>
    <style:style style:name="T7" style:family="text">
      <style:text-properties style:font-name="Times New Roman" officeooo:rsid="00a15251" style:font-name-complex="Times New Roman1"/>
    </style:style>
    <style:style style:name="T8" style:family="text">
      <style:text-properties style:font-name="Times New Roman" officeooo:rsid="00a20ae1" style:font-name-complex="Times New Roman1"/>
    </style:style>
    <style:style style:name="T9" style:family="text">
      <style:text-properties officeooo:rsid="0085a58c"/>
    </style:style>
    <style:style style:name="T10" style:family="text">
      <style:text-properties officeooo:rsid="00a20ae1"/>
    </style:style>
    <style:style style:name="T11" style:family="text">
      <style:text-properties style:font-name="Times New Roman" officeooo:rsid="00a60f54" style:font-name-complex="Times New Roman1"/>
    </style:style>
    <style:style style:name="T12" style:family="text">
      <style:text-properties officeooo:rsid="00ad9ae7"/>
    </style:style>
    <style:style style:name="T13" style:family="text">
      <style:text-properties officeooo:rsid="00acb2c7"/>
    </style:style>
    <style:style style:name="T14" style:family="text">
      <style:text-properties style:font-name="Times New Roman" officeooo:rsid="0020974e" style:font-name-complex="Times New Roman1"/>
    </style:style>
    <style:style style:name="T15" style:family="text">
      <style:text-properties style:font-name="Times New Roman" officeooo:rsid="00aadf37" style:font-name-complex="Times New Roman1"/>
    </style:style>
    <style:style style:name="T16" style:family="text">
      <style:text-properties style:font-name="Times New Roman" officeooo:rsid="00ab459f" style:font-name-complex="Times New Roman1"/>
    </style:style>
    <style:style style:name="T17" style:family="text">
      <style:text-properties style:font-name="Times New Roman" officeooo:rsid="00ae628e" style:font-name-complex="Times New Roman1"/>
    </style:style>
    <style:style style:name="T18" style:family="text">
      <style:text-properties style:font-name="Times New Roman" officeooo:rsid="000c7953" style:font-name-complex="Times New Roman1"/>
    </style:style>
    <style:style style:name="T19" style:family="text">
      <style:text-properties style:font-name="Times New Roman" officeooo:rsid="00261e79" style:font-name-complex="Times New Roman1"/>
    </style:style>
    <style:style style:name="T20" style:family="text">
      <style:text-properties style:font-name="Times New Roman" officeooo:rsid="00b46ece" style:font-name-complex="Times New Roman1"/>
    </style:style>
    <style:style style:name="T21" style:family="text">
      <style:text-properties style:font-name="Times New Roman" officeooo:rsid="009413ba" style:font-name-complex="Times New Roman1"/>
    </style:style>
    <style:style style:name="T22" style:family="text">
      <style:text-properties style:font-name="Times New Roman" officeooo:rsid="000f5bc1" style:font-name-complex="Times New Roman1"/>
    </style:style>
    <style:style style:name="T23" style:family="text">
      <style:text-properties style:font-name="Times New Roman" officeooo:rsid="00b4f4c7" style:font-name-complex="Times New Roman1"/>
    </style:style>
    <style:style style:name="T24" style:family="text">
      <style:text-properties style:font-name="Times New Roman" officeooo:rsid="00b5fefd" style:font-name-complex="Times New Roman1"/>
    </style:style>
    <style:style style:name="T25" style:family="text">
      <style:text-properties style:font-name="Times New Roman" officeooo:rsid="00c79e31" style:font-name-complex="Times New Roman1"/>
    </style:style>
    <style:style style:name="T26" style:family="text">
      <style:text-properties style:font-name="Times New Roman" officeooo:rsid="00b95740" style:font-name-complex="Times New Roman1"/>
    </style:style>
    <style:style style:name="T27" style:family="text">
      <style:text-properties officeooo:rsid="0099ab47"/>
    </style:style>
    <style:style style:name="T28" style:family="text">
      <style:text-properties officeooo:rsid="00ae628e"/>
    </style:style>
    <style:style style:name="T29" style:family="text">
      <style:text-properties officeooo:rsid="00b46ece"/>
    </style:style>
    <style:style style:name="T30" style:family="text">
      <style:text-properties officeooo:rsid="00b95740"/>
    </style:style>
    <style:style style:name="T31" style:family="text">
      <style:text-properties style:font-name="Times New Roman" officeooo:rsid="00bdbb5e" style:font-name-complex="Times New Roman1"/>
    </style:style>
    <style:style style:name="T32" style:family="text">
      <style:text-properties style:font-name="Times New Roman" officeooo:rsid="00bc072a" style:font-name-complex="Times New Roman1"/>
    </style:style>
    <style:style style:name="T33" style:family="text">
      <style:text-properties style:font-name="Times New Roman" officeooo:rsid="00bcc5c7" style:font-name-complex="Times New Roman1"/>
    </style:style>
    <style:style style:name="T34" style:family="text">
      <style:text-properties style:font-name="Times New Roman" officeooo:rsid="00bf10fc" style:font-name-complex="Times New Roman1"/>
    </style:style>
    <style:style style:name="T35" style:family="text">
      <style:text-properties style:font-name="Times New Roman" officeooo:rsid="00c0ec4e" style:font-name-complex="Times New Roman1"/>
    </style:style>
    <style:style style:name="T36" style:family="text">
      <style:text-properties style:font-name="Times New Roman" officeooo:rsid="00c50784" style:font-name-complex="Times New Roman1"/>
    </style:style>
    <style:style style:name="T37" style:family="text">
      <style:text-properties style:font-name="Times New Roman" officeooo:rsid="00c5e53c" style:font-name-complex="Times New Roman1"/>
    </style:style>
    <style:style style:name="T38" style:family="text">
      <style:text-properties style:font-name="Times New Roman" officeooo:rsid="002ed0b4" style:font-name-complex="Times New Roman1"/>
    </style:style>
    <style:style style:name="T39" style:family="text">
      <style:text-properties style:font-name="Times New Roman" officeooo:rsid="003ca150" style:font-name-complex="Times New Roman1"/>
    </style:style>
    <style:style style:name="T40" style:family="text">
      <style:text-properties style:font-name="Times New Roman" officeooo:rsid="00376ce1" style:font-name-complex="Times New Roman1"/>
    </style:style>
    <style:style style:name="T41" style:family="text">
      <style:text-properties style:font-name="Times New Roman" officeooo:rsid="00c78575" style:font-name-complex="Times New Roman1"/>
    </style:style>
    <style:style style:name="T42" style:family="text">
      <style:text-properties style:font-name="Times New Roman" officeooo:rsid="0030330c" style:font-name-complex="Times New Roman1"/>
    </style:style>
    <style:style style:name="T43" style:family="text">
      <style:text-properties style:font-name="Times New Roman" officeooo:rsid="0047222d" style:font-name-complex="Times New Roman1"/>
    </style:style>
    <style:style style:name="T44" style:family="text">
      <style:text-properties style:font-name="Times New Roman" officeooo:rsid="00490c44" style:font-name-complex="Times New Roman1"/>
    </style:style>
    <style:style style:name="T45" style:family="text">
      <style:text-properties style:font-name="Times New Roman" officeooo:rsid="004ae2cf" style:font-name-complex="Times New Roman1"/>
    </style:style>
    <style:style style:name="T46" style:family="text">
      <style:text-properties style:font-name="Times New Roman" officeooo:rsid="00c81aa7" style:font-name-complex="Times New Roman1"/>
    </style:style>
    <style:style style:name="T47" style:family="text">
      <style:text-properties style:font-name="Times New Roman" officeooo:rsid="0041149d" style:font-name-complex="Times New Roman1"/>
    </style:style>
    <style:style style:name="T48" style:family="text">
      <style:text-properties style:font-name="Times New Roman" officeooo:rsid="00323411" style:font-name-complex="Times New Roman1"/>
    </style:style>
    <style:style style:name="T49" style:family="text">
      <style:text-properties style:font-name="Times New Roman" officeooo:rsid="004407ae" style:font-name-complex="Times New Roman1"/>
    </style:style>
    <style:style style:name="T50" style:family="text">
      <style:text-properties style:font-name="Times New Roman" officeooo:rsid="00449d5f" style:font-name-complex="Times New Roman1"/>
    </style:style>
    <style:style style:name="T51" style:family="text">
      <style:text-properties style:font-name="Times New Roman" officeooo:rsid="00cd6d7d" style:font-name-complex="Times New Roman1"/>
    </style:style>
    <style:style style:name="T52" style:family="text">
      <style:text-properties officeooo:rsid="0010a0e6"/>
    </style:style>
    <style:style style:name="T53" style:family="text">
      <style:text-properties officeooo:rsid="00cf29f3"/>
    </style:style>
    <style:style style:name="T54" style:family="text">
      <style:text-properties officeooo:rsid="00cdccdc"/>
    </style:style>
    <style:style style:name="T55" style:family="text">
      <style:text-properties officeooo:rsid="0046d75b"/>
    </style:style>
    <style:style style:name="T56" style:family="text">
      <style:text-properties officeooo:rsid="00450408"/>
    </style:style>
    <style:style style:name="T57" style:family="text">
      <style:text-properties officeooo:rsid="0045c74b"/>
    </style:style>
    <style:style style:name="T58" style:family="text">
      <style:text-properties officeooo:rsid="004e66bf"/>
    </style:style>
    <style:style style:name="T59" style:family="text">
      <style:text-properties style:font-name="Times New Roman" officeooo:rsid="007f924e" style:font-name-complex="Times New Roman1"/>
    </style:style>
    <style:style style:name="T60" style:family="text">
      <style:text-properties style:font-name="Times New Roman" officeooo:rsid="00d1a9ce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Примечание: все <text:span text:style-name="T2">действия клиента</text:span> осуществляются с проверкой того, что клиент не заблокирован (не добавлен в «черный список» <text:span text:style-name="T2">системы</text:span>). Если клиент заблокирован — выдать сообщение: «Вы заблокированы»</text:p>
      <text:p text:style-name="P2" loext:marker-style-name="T1">——————————————————————————————————————<text:span text:style-name="T1"/></text:p>
      <text:p text:style-name="P3" loext:marker-style-name="T1"><text:span text:style-name="T1">Для клиента:</text:span></text:p>
      <text:p text:style-name="P4" loext:marker-style-name="T1"><text:span text:style-name="T1">——————————————————————————————————————</text:span><text:span text:style-name="T1"/></text:p>
      <text:p text:style-name="P4" loext:marker-style-name="T1"><text:span text:style-name="T1">1. Регистрация и авторизация:</text:span><text:span text:style-name="T1"/></text:p>
      <text:p text:style-name="P4" loext:marker-style-name="T1"><text:span text:style-name="T1"><text:tab/>1.1. Возможность регистрации в системе по имени, номеру телефона и паролю. Если пользователь с данным номером телефона уже зарегистрирован — выдать сообщение: «Поль</text:span><text:span text:style-name="T3">зователь с таким номером телефона уже существует»</text:span></text:p>
      <text:p text:style-name="P4" loext:marker-style-name="T1"><text:span text:style-name="T1"><text:tab/>1.2. Возможность входа в систему по номеру телефона и паролю. Если введенный номер телефона или пароль неверные — выдать сообщение: «Неверный номер телефона или пароль»</text:span></text:p>
      <text:p text:style-name="P2" loext:marker-style-name="T1"><text:tab/>1.3. Возможность изменения пароля по номеру телефона. Если клиент с данным номером телефона не зареги<text:span text:style-name="T4">стрирован — выдать сообщение: «Клиент с номером телефона +7-XXX-XXX-XX-XX не найден»</text:span></text:p>
      <text:p text:style-name="P4" loext:marker-style-name="T1"><text:span text:style-name="T1">2. Профиль:</text:span><text:span text:style-name="T1"/></text:p>
      <text:p text:style-name="P4" loext:marker-style-name="T1"><text:span text:style-name="T1"><text:tab/>2.1. </text:span><text:span text:style-name="T3">Возможность п</text:span><text:span text:style-name="T1">росмотра личных данных (имени, номера телефона)</text:span></text:p>
      <text:p text:style-name="P4" loext:marker-style-name="T1"><text:span text:style-name="T1"><text:tab/>2.2. Возможность редактирования личных данных (имени, номера телефона)</text:span></text:p>
      <text:p text:style-name="P4" loext:marker-style-name="T1"><text:span text:style-name="T1">3. Поиск:</text:span></text:p>
      <text:p text:style-name="P5" loext:marker-style-name="T1"><text:span text:style-name="T1"><text:tab/>3.1. </text:span><text:span text:style-name="T5">Возможность п</text:span><text:span text:style-name="T1">росмотр</text:span><text:span text:style-name="T5">а</text:span><text:span text:style-name="T1"> списка всех клубов, </text:span><text:span text:style-name="T5">исключая юридически закрытые организации (клубы),</text:span><text:span text:style-name="T1"> с возможностью поиска по конкретному региону и городу. </text:span><text:span text:style-name="T5">Причем выбор региона, и далее города, осуществляется только среди тех регионов и городов, в которых есть юридически открытые организации (клубы)</text:span></text:p>
      <text:p text:style-name="P6" loext:marker-style-name="T1"><text:span text:style-name="T1"><text:tab/>3.2. </text:span><text:span text:style-name="T5">Возможность п</text:span><text:span text:style-name="T1">росмотр</text:span><text:span text:style-name="T5">а</text:span><text:span text:style-name="T1"> подробной информации о клубе. </text:span><text:span text:style-name="T6">Если клуб юридически закрыт, необходимо при просмотре подробной информации оповестить пользователя о том, что этот клуб закрыт и не доступен для бронирования. Клиент может перейти к просмотру подробной информации о юридически закрытом клубе только из вкладки из п.4 «Избранное». Иначе при просмотре подробной информации — предоставить пользователю возможность перейти к бронированию </text:span><text:span text:style-name="T7">(см. п.5 «Бронирования»)</text:span></text:p>
      <text:p text:style-name="P4" loext:marker-style-name="T1"><text:span text:style-name="T1">4. Избранное:</text:span></text:p>
      <text:p text:style-name="P4" loext:marker-style-name="T1"><text:span text:style-name="T1"><text:tab/>4.1. Возможность добавить юрид</text:span><text:span text:style-name="T8">ически открытый</text:span><text:span text:style-name="T1"> клуб в список избранных клубов клиента</text:span></text:p>
      <text:p text:style-name="P2" loext:marker-style-name="T1"><text:tab/>4.2. Возможность удаления клуба из списка избранных клубов клиента</text:p>
      <text:p text:style-name="P2" loext:marker-style-name="T1"><text:tab/><text:span text:style-name="T9">4.3. Возможность просмотра списка избранных клубов клиента. Если клуб юриди</text:span><text:span text:style-name="T10">чески закрыт, необходимо оповестить пользователя о том, что этот клуб закрыт и недоступен для бронирования. Иначе — предоставить пользователю возможность перейти к бронированию (см. п.5 «Бронирования»)</text:span></text:p>
      <text:p text:style-name="P4" loext:marker-style-name="T1"><text:span text:style-name="T1">5. Бронирования:</text:span><text:span text:style-name="T1"/></text:p>
      <text:p text:style-name="P5" loext:marker-style-name="T1"><text:span text:style-name="T1"><text:tab/>5.1. Возможность просмотра доступного времени начала бронирования в выбранном клубе на выбранное кол-во минут, <text:s/>кол-во игровых мест и дату</text:span></text:p>
      <text:p text:style-name="P7" loext:marker-style-name="T1"><text:span text:style-name="T1"><text:tab/>5.2. Возможность оформления бронирования на доступное время начала бронирования </text:span><text:span text:style-name="T11">(также клиент может</text:span><text:span text:style-name="T1"> написать пожелание на его бронь</text:span><text:span text:style-name="T11">)</text:span></text:p>
      <text:p text:style-name="P8" loext:marker-style-name="T1"><text:span text:style-name="T1"><text:tab/>5.3. Возможность просмотра списка бронирований клиента по диапазону дат</text:span></text:p>
      <text:p text:style-name="P9" loext:marker-style-name="T1"><text:tab/>5.4. Возможность просмотра подробной информации о бронировании (с контактными данными для отмены бронирования за 24 часа до начала времени бронирования)</text:p>
      <text:p text:style-name="P10" loext:marker-style-name="T1">Примечание: в клубе у сотрудника может быть несколько ролей, но у каждого сотрудника точно есть роль «сотрудник». <text:span text:style-name="T12">В</text:span><text:span text:style-name="T13">се </text:span><text:span text:style-name="T2">действия </text:span><text:span text:style-name="T12">сотрудника</text:span><text:span text:style-name="T13"> осуществляются с проверкой того, что </text:span><text:span text:style-name="T12">сотрудник</text:span><text:span text:style-name="T13"> не заблокирован (не добавлен в «черный список» </text:span><text:span text:style-name="T2">системы</text:span><text:span text:style-name="T13">). Если </text:span><text:span text:style-name="T12">сотрудник</text:span><text:span text:style-name="T13"> заблокирован — выдать сообщение: «Вы заблокированы».</text:span></text:p>
      <text:p text:style-name="P11" loext:marker-style-name="T1">——————————————————————————————————————</text:p>
      <text:p text:style-name="P3" loext:marker-style-name="T1"><text:span text:style-name="T1">Для сотрудника:</text:span><text:span text:style-name="T1"/></text:p>
      <text:p text:style-name="P4" loext:marker-style-name="T1"><text:span text:style-name="T1">——————————————————————————————————————</text:span><text:span text:style-name="T1"/></text:p>
      <text:p text:style-name="P4" loext:marker-style-name="T1"><text:span text:style-name="T1">1. Вход:</text:span><text:span text:style-name="T1"/></text:p>
      <text:p text:style-name="P12" loext:marker-style-name="T1"><text:span text:style-name="T1"><text:tab/>1.1. Возможность задания пароля сотрудником при первом входе в систему </text:span><text:span text:style-name="T14">(см. п.1.2 «Для управляющего»)</text:span><text:span text:style-name="T1">. Порядок следующий: сначала вводится номер телефона, если сотрудник с таким номером телефона не найден — выдать сообщение: «Сотрудник с номером телефона </text:span><text:span text:style-name="T15">+7-XXX-XXX-XX-XX не найден</text:span><text:span text:style-name="T1">», иначе происходит задание пароля </text:span><text:span text:style-name="T15">(с подтверждением введенного пароля). После этого сотрудник получает список клубов, в которых он работает. Выбирает клуб, который будет текущим (то есть тот клуб, который будет использоваться «по-умолчанию» в последующих действиях сотрудника)</text:span></text:p>
      <text:p text:style-name="P13" loext:marker-style-name="T1"><text:span text:style-name="T1"><text:tab/>1.2. </text:span><text:span text:style-name="T16">Возможность в</text:span><text:span text:style-name="T1">ход</text:span><text:span text:style-name="T16">а</text:span><text:span text:style-name="T1"> в систему по номеру телефона, паролю и кл</text:span><text:span text:style-name="T16">убу. Порядок следующий: сначала вводится номер телефона, если сотрудник с таким номером телефона не найден — выдать сообщение: «Сотрудник с номером телефона </text:span><text:span text:style-name="T15">+7-XXX-XXX-XX-XX не найден</text:span><text:span text:style-name="T16">», иначе необходимо ввести пароль. Если пароль неверный, то выдать сообщение: «Неверный логин или пароль», иначе</text:span><text:span text:style-name="T15"> сотрудник получает список клубов, в которых он работает. Выбирает клуб, который будет текущим (то есть тот клуб, который будет использоваться «по-умолчанию» в последующих действиях сотрудника)</text:span></text:p>
      <text:p text:style-name="P4" loext:marker-style-name="T1"><text:span text:style-name="T1">2. Профиль:</text:span><text:span text:style-name="T1"/></text:p>
      <text:p text:style-name="P14" loext:marker-style-name="T1"><text:span text:style-name="T1"><text:tab/>2.1. </text:span><text:span text:style-name="T17">Возможность п</text:span><text:span text:style-name="T1">росмотр</text:span><text:span text:style-name="T17">а</text:span><text:span text:style-name="T1"> личных данных (фамили</text:span><text:span text:style-name="T17">и</text:span><text:span text:style-name="T1">, им</text:span><text:span text:style-name="T17">ени</text:span><text:span text:style-name="T1">, отчеств</text:span><text:span text:style-name="T17">а</text:span><text:span text:style-name="T1">, номер</text:span><text:span text:style-name="T17">а</text:span><text:span text:style-name="T1"> телефона, рол</text:span><text:span text:style-name="T18">ей</text:span><text:span text:style-name="T1"> в </text:span><text:span text:style-name="T17">выбранном </text:span><text:span text:style-name="T1">текущ</text:span><text:span text:style-name="T17">е</text:span><text:span text:style-name="T1">м клубе) </text:span><text:span text:style-name="T19">с возможностью смены текущего клуба </text:span><text:span text:style-name="T15">(то есть тот клуб, который будет использоваться «по-умолчанию» в последующих действиях сотрудника)</text:span></text:p>
      <text:p text:style-name="P15" loext:marker-style-name="T1"/>
      <text:p text:style-name="P16" loext:marker-style-name="T1">——————————————————————————————————————</text:p>
      <text:p text:style-name="P3" loext:marker-style-name="T1"><text:span text:style-name="T1">Для администратора:</text:span><text:span text:style-name="T1"/></text:p>
      <text:p text:style-name="P4" loext:marker-style-name="T1"><text:span text:style-name="T1">——————————————————————————————————————</text:span><text:span text:style-name="T1"/></text:p>
      <text:p text:style-name="P4" loext:marker-style-name="T1"><text:span text:style-name="T1">Администратору доступна вся функциональность для сотрудника, а также:</text:span><text:span text:style-name="T1"/></text:p>
      <text:p text:style-name="P2" loext:marker-style-name="T1"/>
      <text:p text:style-name="P4" loext:marker-style-name="T1"><text:span text:style-name="T1">1. Управление бронированиями:</text:span><text:span text:style-name="T1"/></text:p>
      <text:p text:style-name="P17" loext:marker-style-name="T1"><text:span text:style-name="T1"><text:tab/>1.1. </text:span><text:span text:style-name="T17">Возможность </text:span><text:span text:style-name="T20">п</text:span><text:span text:style-name="T1">росмотр</text:span><text:span text:style-name="T20">а</text:span><text:span text:style-name="T1"> списка бронирований в выбранном текущ</text:span><text:span text:style-name="T20">е</text:span><text:span text:style-name="T1">м клубе по </text:span><text:span text:style-name="T20">диапазону дат</text:span><text:span text:style-name="T1"> и </text:span><text:span text:style-name="T21">номеру</text:span><text:span text:style-name="T1"> </text:span><text:span text:style-name="T21">телефона </text:span><text:span text:style-name="T20">клиента</text:span><text:span text:style-name="T1"> (</text:span><text:span text:style-name="T21">номер телефона </text:span><text:span text:style-name="T20">клиента</text:span><text:span text:style-name="T21"> </text:span><text:span text:style-name="T1">- опционально)</text:span></text:p>
      <text:p text:style-name="P18" loext:marker-style-name="T1"><text:span text:style-name="T1"><text:tab/>1.</text:span><text:span text:style-name="T22">2</text:span><text:span text:style-name="T1">. </text:span><text:span text:style-name="T17">Возможность </text:span><text:span text:style-name="T20">о</text:span><text:span text:style-name="T1">тмен</text:span><text:span text:style-name="T23">ы</text:span><text:span text:style-name="T1"> бронирования</text:span></text:p>
      <text:p text:style-name="P19" loext:marker-style-name="T1"><text:span text:style-name="T1"><text:tab/>1.</text:span><text:span text:style-name="T22">3</text:span><text:span text:style-name="T1">. </text:span><text:span text:style-name="T17">Возможность </text:span><text:span text:style-name="T20">о</text:span><text:span text:style-name="T1">формлени</text:span><text:span text:style-name="T24">я</text:span><text:span text:style-name="T1"> бронирования </text:span><text:span text:style-name="T24">для клиента</text:span><text:span text:style-name="T1"> в выбранном клубе на нужную дату, </text:span><text:span text:style-name="T24">кол-во минут</text:span><text:span text:style-name="T1">, кол-во </text:span><text:span text:style-name="T25">игровых мест</text:span><text:span text:style-name="T1"> </text:span><text:span text:style-name="T24">и</text:span><text:span text:style-name="T1"> доступн</text:span><text:span text:style-name="T24">ое время начала бронирования. </text:span><text:span text:style-name="T26">Бронирование после оформление получает статус «Ожидание оплаты»</text:span></text:p>
      <text:p text:style-name="P20" loext:marker-style-name="T1"><text:tab/><text:span text:style-name="T27">1.4 </text:span><text:span text:style-name="T28">Возможность </text:span><text:span text:style-name="T29">п</text:span><text:span text:style-name="T27">одтверждени</text:span><text:span text:style-name="T30">я</text:span><text:span text:style-name="T27"> оплаты бронирования</text:span></text:p>
      <text:p text:style-name="P21" loext:marker-style-name="T1">——————————————————————————————————————</text:p>
      <text:p text:style-name="P3" loext:marker-style-name="T1"><text:span text:style-name="T1">Для управляющего:</text:span><text:span text:style-name="T1"/></text:p>
      <text:p text:style-name="P4" loext:marker-style-name="T1"><text:span text:style-name="T1">——————————————————————————————————————</text:span><text:span text:style-name="T1"/></text:p>
      <text:p text:style-name="P4" loext:marker-style-name="T1"><text:span text:style-name="T1">Управляющему доступна вся функциональность для администратора, а также:</text:span><text:span text:style-name="T1"/></text:p>
      <text:p text:style-name="P2" loext:marker-style-name="T1"/>
      <text:p text:style-name="P4" loext:marker-style-name="T1"><text:span text:style-name="T1">1. Управление персоналом:</text:span><text:span text:style-name="T1"/></text:p>
      <text:p text:style-name="P4" loext:marker-style-name="T1"><text:span text:style-name="T1"><text:tab/>1.1. Просмотр сотрудников и их ролей в выбранном текущ</text:span><text:span text:style-name="T31">и</text:span><text:span text:style-name="T1">м клубе</text:span></text:p>
      <text:p text:style-name="P5" loext:marker-style-name="T1"><text:span text:style-name="T1"><text:tab/></text:span><text:bookmark-start text:name="__DdeLink__485_3824651667"/><text:span text:style-name="T1">1.2. Добавление сотрудника в выбранный текущ</text:span><text:span text:style-name="T32">и</text:span><text:span text:style-name="T1">м клуб по номеру телефона сотрудника с заданием рол</text:span><text:span text:style-name="T32">ей</text:span><text:span text:style-name="T1"> </text:span><text:span text:style-name="T33">для сотрудника </text:span><text:span text:style-name="T1">(если сотрудник </text:span><text:span text:style-name="T33">с данным номером телефона ранее не работал ни в одном клубе, необходимо добавить сотрудника в систему, пароль сотрудник вводит сам при первом входе, см. п. 1.1. «Для сотрудника»)</text:span></text:p>
      <text:p text:style-name="P4" loext:marker-style-name="T1"><text:span text:style-name="T1"><text:tab/>1.3. Удаление сотрудника из выбранного текущим клуба</text:span><text:span text:style-name="T1"/></text:p>
      <text:p text:style-name="P4" loext:marker-style-name="T1"><text:span text:style-name="T1"><text:tab/>1.4. Добавить роль сотруднику в выбранном текущим клубе</text:span><text:span text:style-name="T1"/></text:p>
      <text:p text:style-name="P4" loext:marker-style-name="T1"><text:span text:style-name="T1"><text:tab/>1.5. Изменить роль сотрудника в выбранном текущ</text:span><text:span text:style-name="T34">и</text:span><text:span text:style-name="T1">м клубе. </text:span><text:span text:style-name="T34">Изменить роль «сотрудник» нельзя.</text:span></text:p>
      <text:p text:style-name="P4" loext:marker-style-name="T1"><text:span text:style-name="T1"><text:tab/>1.6. Удалить роль сотрудника в выбранном текущим клубе</text:span><text:bookmark-end text:name="__DdeLink__485_3824651667"/><text:span text:style-name="T1">. Нельзя удалить роль «</text:span><text:span text:style-name="T34">сотрудник»</text:span><text:span text:style-name="T1"> у сотрудника, </text:span><text:span text:style-name="T35">который имеет</text:span><text:span text:style-name="T1"> другие роли</text:span></text:p>
      <text:p text:style-name="P4" loext:marker-style-name="T1"><text:span text:style-name="T1">2. Управление клубом:</text:span><text:span text:style-name="T1"/></text:p>
      <text:p text:style-name="P4" loext:marker-style-name="T1"><text:span text:style-name="T1"><text:tab/>2.1. Управление расписанием:</text:span><text:span text:style-name="T1"/></text:p>
      <text:p text:style-name="P22" loext:marker-style-name="T1"><text:bookmark-start text:name="__DdeLink__487_3824651667"/><text:span text:style-name="T1">2.1.1. Добавление </text:span><text:span text:style-name="T36">дня с отклонением от графика</text:span><text:span text:style-name="T1"> в график работы в выбранном текущим клубе. Нельзя добавить </text:span><text:span text:style-name="T36">д</text:span><text:span text:style-name="T37">ень</text:span><text:span text:style-name="T36"> с отклонением от графика</text:span><text:span text:style-name="T1"> при наличии бронирований </text:span><text:span text:style-name="T37">на этот день</text:span></text:p>
      <text:p text:style-name="P23" loext:marker-style-name="T1"><text:span text:style-name="T1"><text:tab/>2.1.2. Удаление </text:span><text:span text:style-name="T36">дня с отклонением от графика</text:span><text:span text:style-name="T1"> в графике работы в выбранном текущим клубе</text:span></text:p>
      <text:p text:style-name="P24" loext:marker-style-name="T1"><text:span text:style-name="T1"><text:tab/>2.1.3. Изменение графика работы, а точнее времени открытия и/или закрытия в конкретный день недели (график работы на все дни недели </text:span><text:span text:style-name="T38">должен быть установлен до открытия клуба, </text:span><text:span text:style-name="T39">клуб</text:span><text:span text:style-name="T38"> открывает управляющий, </text:span><text:span text:style-name="T40">при выполнении всех условий</text:span><text:span text:style-name="T38">, см. п. 2.6 «Для управляющего»</text:span><text:span text:style-name="T1">)</text:span><text:bookmark-end text:name="__DdeLink__487_3824651667"/></text:p>
      <text:p text:style-name="P4" loext:marker-style-name="T1"><text:span text:style-name="T1"><text:tab/>2.2. Управление </text:span><text:span text:style-name="T41">игровыми местами</text:span><text:span text:style-name="T1">:</text:span></text:p>
      <text:p text:style-name="P4" loext:marker-style-name="T1"><text:span text:style-name="T1"><text:tab/><text:tab/>2.2.1. </text:span><text:bookmark-start text:name="__DdeLink__489_3824651667"/><text:span text:style-name="T1">Изменение количества </text:span><text:span text:style-name="T41">игровых мест</text:span><text:span text:style-name="T1"> в выбранном текущим клубе</text:span><text:bookmark-end text:name="__DdeLink__489_3824651667"/></text:p>
      <text:p text:style-name="P4" loext:marker-style-name="T1"><text:span text:style-name="T1"><text:tab/>2.3. Управление играми в клубе:</text:span><text:span text:style-name="T1"/></text:p>
      <text:p text:style-name="P25" loext:marker-style-name="T1"><text:span text:style-name="T1"><text:tab/>2.3.1. </text:span><text:bookmark-start text:name="__DdeLink__491_3824651667"/><text:span text:style-name="T1">Добавить </text:span><text:span text:style-name="T42">активную </text:span><text:span text:style-name="T1">игру в клуб</text:span><text:bookmark-end text:name="__DdeLink__491_3824651667"/><text:span text:style-name="T1"> (игра добавляется из справочника игр, </text:span><text:span text:style-name="T43">причем</text:span><text:span text:style-name="T44"> выб</text:span><text:span text:style-name="T45">ирать можно</text:span><text:span text:style-name="T44"> только </text:span><text:span text:style-name="T46">игры, статус которых </text:span><text:span text:style-name="T45">«активна»/«не устарела»</text:span><text:span text:style-name="T47">)</text:span></text:p>
      <text:p text:style-name="P26" loext:marker-style-name="T1"><text:span text:style-name="T1"><text:tab/>2.3.2. </text:span><text:bookmark-start text:name="__DdeLink__493_3824651667"/><text:span text:style-name="T1">Удалить игру из клуба</text:span><text:bookmark-end text:name="__DdeLink__493_3824651667"/><text:span text:style-name="T1"> </text:span><text:span text:style-name="T48">(можно только в случае, если эта игра не является последней </text:span><text:span text:style-name="T49">активной </text:span><text:span text:style-name="T48">в этом клубе при условии, что клуб юридически открыт, иначе можно удалить игру)</text:span></text:p>
      <text:p text:style-name="P4" loext:marker-style-name="T1"><text:span text:style-name="T1"><text:tab/>2.4. Управление ценами в клубе:</text:span><text:span text:style-name="T1"/></text:p>
      <text:p text:style-name="P4" loext:marker-style-name="T1"><text:span text:style-name="T1"><text:tab/><text:tab/>2.4.1. </text:span><text:bookmark-start text:name="__DdeLink__495_3824651667"/><text:span text:style-name="T1">Добавление цены за кол-во минут игры</text:span><text:bookmark-end text:name="__DdeLink__495_3824651667"/><text:span text:style-name="T1"/></text:p>
      <text:p text:style-name="P4" loext:marker-style-name="T1"><text:span text:style-name="T1"><text:tab/><text:tab/>2.4.2. Изменение цены за кол-во минут игры</text:span><text:span text:style-name="T1"/></text:p>
      <text:p text:style-name="P27" loext:marker-style-name="T1"><text:span text:style-name="T1"><text:tab/>2.4.3. Удаление цены за кол-во минут игры </text:span><text:span text:style-name="T50">(можно только в случае, если эта цена не является последней в этом клубе </text:span><text:span text:style-name="T48">при условии, что клуб юридически открыт, иначе можно удалить игру</text:span><text:span text:style-name="T50">)</text:span></text:p>
      <text:p text:style-name="P4" loext:marker-style-name="T1"><text:span text:style-name="T1"><text:tab/>2.5. </text:span><text:span text:style-name="T51">Управление фотографиями должно осуществляться с возможностью задания произвольного порядка отображения. Пользователь может загрузить набор фотографий, изменить их порядок (перетаскиванием) и отправить итоговый список, который сохраняется в заданной последовательности. Причем, если клуб юридически открыт, необходимо передать минимум 1 фотографию (см. п.2.6. «Для управляющего»)</text:span></text:p>
      <text:p text:style-name="P28" loext:marker-style-name="T1"><text:span text:style-name="T52">2.6. Открыть клуб </text:span><text:span text:style-name="T53">(юридически открыть)</text:span><text:span text:style-name="T52">. </text:span><text:span text:style-name="T54">Открытие</text:span><text:span text:style-name="T52"> клуб</text:span><text:span text:style-name="T54">а</text:span><text:span text:style-name="T52"> </text:span><text:span text:style-name="T54">воз</text:span><text:span text:style-name="T52">можно только при наличии хотя бы одной фотографии, хотя бы одной цены за кол-во минут, полного графика работы на всю неделю и хотя бы одной </text:span><text:span text:style-name="T55">активной </text:span><text:span text:style-name="T52">игры) </text:span></text:p>
      <text:p text:style-name="P28" loext:marker-style-name="T1"><text:soft-page-break/><text:span text:style-name="T56">2.7. </text:span><text:span text:style-name="T57">Закрыть клуб </text:span><text:span text:style-name="T53">(юридически закрыть). З</text:span><text:span text:style-name="T57">акры</text:span><text:span text:style-name="T53">тие</text:span><text:span text:style-name="T57"> клуб</text:span><text:span text:style-name="T53">а</text:span><text:span text:style-name="T57"> </text:span><text:span text:style-name="T53">воз</text:span><text:span text:style-name="T57">можно только при отсутствии оплаченных </text:span><text:span text:style-name="T58">и/или ожидающих оплаты</text:span><text:span text:style-name="T57"> «наперед» бронирований</text:span><text:span text:style-name="T55">)</text:span></text:p>
      <text:p text:style-name="P2" loext:marker-style-name="T1"/>
      <text:p text:style-name="P29" loext:marker-style-name="T1"><text:span text:style-name="T1">3. Отчеты </text:span><text:span text:style-name="T59">(за выбранный </text:span><text:span text:style-name="T60">диапазон дат и</text:span><text:span text:style-name="T59"> выбранному текущим клубу)</text:span><text:span text:style-name="T1">:</text:span></text:p>
      <text:p text:style-name="P30" loext:marker-style-name="T1"><text:tab/>3.1. <text:bookmark-start text:name="__DdeLink__500_3824651667"/>Получение отчета «Cтатистика бронирований», который включает: общее число бронирований, процент отмен, число б<text:bookmark text:name="_GoBack"/>ронирований по дням<text:bookmark-end text:name="__DdeLink__500_3824651667"/></text:p>
      <text:p text:style-name="P30" loext:marker-style-name="T1"><text:tab/>3.2. <text:bookmark-start text:name="__DdeLink__502_3824651667"/>Получение отчета «Финансовая статистика», который включает: общую выручку, выручку по дням, средний чек<text:bookmark-end text:name="__DdeLink__502_382465166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Semkin</meta:initial-creator>
    <meta:editing-cycles>126</meta:editing-cycles>
    <meta:creation-date>2026-01-25T11:25:00</meta:creation-date>
    <dc:date>2026-03-17T20:23:05.061108785</dc:date>
    <meta:editing-duration>PT8H12M44S</meta:editing-duration>
    <meta:generator>LibreOffice/26.2.0.3$Linux_X86_64 LibreOffice_project/afbbd0df0edb6d40b450b0337ac646b0913a760c</meta:generator>
    <meta:document-statistic meta:table-count="0" meta:image-count="0" meta:object-count="0" meta:page-count="4" meta:paragraph-count="72" meta:word-count="1095" meta:character-count="8476" meta:non-whitespace-character-count="7389"/>
    <meta:user-defined meta:name="AppVersion">16.0000</meta:user-defined>
    <meta:template xlink:type="simple" xlink:actuate="onRequest" xlink:title="Normal" xlink:href=""/>
  </office:meta>
</office:document-meta>
</file>